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498007FC2338665F.png" manifest:media-type="image/png"/>
  <manifest:file-entry manifest:full-path="Pictures/1000000000000500000002D0A49A607AC1B064F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1.412cm">
          <draw:image xlink:href="Pictures/1000000000000500000002D0498007FC2338665F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.317cm" svg:y="15.064cm">
          <draw:image xlink:href="Pictures/1000000000000500000002D0A49A607AC1B064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11:07.749000000</meta:creation-date>
    <dc:date>2023-04-20T15:11:45.519000000</dc:date>
    <meta:editing-duration>PT38S</meta:editing-duration>
    <meta:editing-cycles>1</meta:editing-cycles>
    <meta:document-statistic meta:object-count="2"/>
    <meta:generator>LibreOffice/7.5.2.2$Windows_X86_64 LibreOffice_project/53bb9681a964705cf672590721dbc85eb4d0c3a2</meta:generator>
  </office:meta>
</office:document-meta>
</file>